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officeooo:rsid="000736a8" officeooo:paragraph-rsid="000736a8"/>
    </style:style>
    <style:style style:name="P2" style:family="paragraph" style:parent-style-name="Standard">
      <style:paragraph-properties fo:text-align="start" style:justify-single-word="false"/>
      <style:text-properties fo:font-style="italic" officeooo:paragraph-rsid="000736a8"/>
    </style:style>
    <style:style style:name="P3" style:family="paragraph" style:parent-style-name="Standard">
      <style:paragraph-properties fo:text-align="start" style:justify-single-word="false"/>
      <style:text-properties style:font-name="Cantarell" fo:font-style="normal" officeooo:rsid="000736a8" officeooo:paragraph-rsid="000736a8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Cantarell" fo:font-style="normal" officeooo:paragraph-rsid="000736a8" style:font-style-asian="normal" style:font-style-complex="normal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tyle="italic" officeooo:rsid="000736a8" officeooo:paragraph-rsid="000736a8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tyle="italic" officeooo:rsid="000736a8" officeooo:paragraph-rsid="000736a8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ntarell" fo:font-style="normal" officeooo:rsid="000736a8" officeooo:paragraph-rsid="000736a8" style:font-style-asian="normal" style:font-style-complex="normal"/>
    </style:style>
    <style:style style:name="P8" style:family="paragraph" style:parent-style-name="Standard" style:master-page-name="">
      <loext:graphic-properties draw:fill="none"/>
      <style:paragraph-properties fo:margin-left="-0.499cm" fo:margin-right="0cm" fo:text-align="center" style:justify-single-word="false" fo:text-indent="0cm" style:auto-text-indent="false" style:page-number="auto"/>
      <style:text-properties fo:font-style="italic" officeooo:paragraph-rsid="000736a8"/>
    </style:style>
    <style:style style:name="T1" style:family="text">
      <style:text-properties officeooo:rsid="000736a8"/>
    </style:style>
    <style:style style:name="T2" style:family="text">
      <style:text-properties style:font-name="Liberation Serif"/>
    </style:style>
    <style:style style:name="T3" style:family="text">
      <style:text-properties style:font-name="Abyssinica SIL" officeooo:rsid="000736a8"/>
    </style:style>
    <style:style style:name="T4" style:family="text">
      <style:text-properties style:font-name="Cantarell"/>
    </style:style>
    <style:style style:name="T5" style:family="text">
      <style:text-properties style:font-name="Cantarell" officeooo:rsid="000736a8"/>
    </style:style>
    <style:style style:name="T6" style:family="text">
      <style:text-properties style:font-name="Cantarell" fo:font-style="normal" style:font-style-asian="normal" style:font-style-complex="normal"/>
    </style:style>
    <style:style style:name="T7" style:family="text">
      <style:text-properties style:font-name="Cantarell" fo:font-style="normal" officeooo:rsid="000736a8" style:font-style-asian="normal" style:font-style-complex="normal"/>
    </style:style>
    <style:style style:name="T8" style:family="text">
      <style:text-properties style:font-name="Cantarell" fo:font-weight="bold" officeooo:rsid="000736a8" style:font-weight-asian="bold" style:font-weight-complex="bold"/>
    </style:style>
    <style:style style:name="T9" style:family="text">
      <style:text-properties style:font-name="Cantarell" fo:font-size="14pt" fo:font-weight="bold" officeooo:rsid="000736a8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9">EXAMEN DE PROGRAMACIÓN ORIENTADA A OBJETOS I</text:span></text:p>
      <text:p text:style-name="P2"><text:line-break/><text:span text:style-name="T7">Se requiere desarrollar una aplicación que permita llevar el registro de carros de una competencia junto con los premios que ha recibido. El sistema requerido sigue el siguiente modelo:</text:span></text:p>
      <text:p text:style-name="P1"/>
      <text:p text:style-name="P1">- Un premio (victoria) consta de año en que fue otorgado, puesto ocupado y nombre del evento.</text:p>
      <text:p text:style-name="P1">- Un carro puede tener varios premios, y cada carro cuenta con marca, modelo y placa. El carro</text:p>
      <text:p text:style-name="P1">debe contar con un mecanismo para registrar los premios.</text:p>
      <text:p text:style-name="P1">- Se requiere un almacenamiento que permita organizar una lista de carros de acuerdo a un rango</text:p>
      <text:p text:style-name="P1">del modelo, tal y como se presenta a continuación:</text:p>
      <text:p text:style-name="P5">- Los carros cuyo modelo esté entre 2014 y 2012</text:p>
      <text:p text:style-name="P5">- Los carros cuyo modelo esté entre 2011 y 2009</text:p>
      <text:p text:style-name="P5">- Los carros cuyo modelo esté entre 2008 y 2006</text:p>
      <text:p text:style-name="P5">- Los carros cuyo modelo esté entre 2005 y menor</text:p>
      <text:p text:style-name="P5"/>
      <text:p text:style-name="P3">Es importante que lograr un máximo de ocultamiento de los componentes del negocio en la clase</text:p>
      <text:p text:style-name="P3">que contendrá las estructura de los carros por rango de modelo. Para lograr lo anterior, a</text:p>
      <text:p text:style-name="P3">continuación se proponen los métodos que esta clase debería ofrecer:</text:p>
      <text:p text:style-name="P1"/>
      <text:p text:style-name="P5">public boolean agregarCarro(String marca, String placa, int modelo)</text:p>
      <text:p text:style-name="P5">public boolean registrarPremioACarro(String placa, int modelo,</text:p>
      <text:p text:style-name="P5">int anio, int puesto, String evento)</text:p>
      <text:p text:style-name="P5">public String imprimirCarrosParaUnRango(String rango)</text:p>
      <text:p text:style-name="P5">public String imprimirPremiosCarro(String placa)</text:p>
      <text:p text:style-name="P7"/>
      <text:p text:style-name="P3">Es importante que exista un Cliente implementado desde donde se realicen las pruebas</text:p>
      <text:p text:style-name="P3">correspondientes. Los cuatro métodos anteriores serán los únicos que podrá invocar el cliente.</text:p>
      <text:p text:style-name="P3">Cada implementación tendrá una calificación de la siguiente manera:</text:p>
      <text:p text:style-name="P1"/>
      <text:p text:style-name="P1">- Agregar Carro</text:p>
      <text:p text:style-name="P1">- <text:span text:style-name="T2">Registrar</text:span> Premio a Carro</text:p>
      <text:p text:style-name="P1">- <text:span text:style-name="T2">Imprimir</text:span> los carros de un rango</text:p>
      <text:p text:style-name="P1">- Imprimir los premios de una carro</text:p>
      <text:p text:style-name="P1">- Cliente funcionando e invocando todos los métodos</text:p>
      <text:p text:style-name="P1"/>
      <text:p text:style-name="P3">*Cómo requerimiento adicional se requiere realizar el código necesario para suplir esta necesidad</text:p>
      <text:p text:style-name="P4"/>
      <text:p text:style-name="P2"><text:span text:style-name="T6">Historial de Propietarios. El tema es que esta clase de carros tiene muchísima demanda y durante un mismo año puede pasar por manos de hasta 4 personas diferentes. Es importante que la información de los propietarios se agrupe por año. Solo se requiere la información existente desde el año 2000.<text:line-break/>De cada propietario se requiere:</text:span><text:line-break/>- Nombre<text:line-break/>- CC<text:line-break/>- Direccion<text:line-break/>- Ciudad<text:line-break/>- Telefono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032cm" fo:margin-right="1.03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01:49:37.082837347</meta:creation-date>
    <dc:date>2015-06-10T01:54:31.829508406</dc:date>
    <meta:editing-duration>PT4M55S</meta:editing-duration>
    <meta:editing-cycles>1</meta:editing-cycles>
    <meta:document-statistic meta:table-count="0" meta:image-count="0" meta:object-count="0" meta:page-count="1" meta:paragraph-count="29" meta:word-count="359" meta:character-count="2202" meta:non-whitespace-character-count="1870"/>
    <meta:generator>LibreOffice/4.4.3.2$Linux_X86_64 LibreOffice_project/40$Build-2</meta:generator>
  </office:meta>
</office:document-meta>
</file>